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fo:letter-spacing="normal"/>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1cea4"/>
    </style:style>
    <style:style style:name="P4" style:family="paragraph" style:parent-style-name="Text_20_body">
      <style:paragraph-properties fo:margin-left="2.54cm" fo:margin-right="0cm" fo:orphans="2" fo:widows="2" fo:text-indent="0cm" style:auto-text-indent="false"/>
      <style:text-properties fo:font-variant="normal" fo:text-transform="none" fo:color="#000000" fo:letter-spacing="normal"/>
    </style:style>
    <style:style style:name="P5" style:family="paragraph" style:parent-style-name="Text_20_body">
      <style:paragraph-properties fo:margin-top="0cm" fo:margin-bottom="0cm" loext:contextual-spacing="false" fo:orphans="2" fo:widows="2"/>
      <style:text-properties fo:font-variant="normal" fo:text-transform="none" fo:color="#000000" style:font-name="Calibri" fo:font-size="11pt" fo:letter-spacing="normal" fo:font-style="normal" fo:font-weight="normal" officeooo:paragraph-rsid="0011cea4"/>
    </style:style>
    <style:style style:name="P6" style:family="paragraph" style:parent-style-name="Text_20_body">
      <style:paragraph-properties fo:margin-top="0cm" fo:margin-bottom="0cm" loext:contextual-spacing="false" fo:orphans="2" fo:widows="2"/>
      <style:text-properties fo:font-variant="normal" fo:text-transform="none" fo:color="#000000" fo:letter-spacing="normal" officeooo:paragraph-rsid="00136313"/>
    </style:style>
    <style:style style:name="P7" style:family="paragraph" style:parent-style-name="Text_20_body">
      <style:paragraph-properties fo:margin-top="0cm" fo:margin-bottom="0cm" loext:contextual-spacing="false" fo:orphans="2" fo:widows="2"/>
      <style:text-properties officeooo:paragraph-rsid="0011cea4"/>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9"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officeooo:paragraph-rsid="0011cea4"/>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officeooo:paragraph-rsid="0012cab4"/>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officeooo:rsid="0012cab4" officeooo:paragraph-rsid="0012cab4"/>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fo:letter-spacing="normal"/>
    </style:style>
    <style:style style:name="P14" style:family="paragraph" style:parent-style-name="Text_20_body">
      <style:paragraph-properties fo:margin-left="1.27cm" fo:margin-right="0cm" fo:margin-top="0cm" fo:margin-bottom="0cm" loext:contextual-spacing="false" fo:orphans="2" fo:widows="2" fo:text-indent="0cm" style:auto-text-indent="false"/>
      <style:text-properties fo:font-variant="normal" fo:text-transform="none" fo:color="#000000" fo:letter-spacing="normal"/>
    </style:style>
    <style:style style:name="P15" style:family="paragraph" style:parent-style-name="Text_20_body">
      <style:paragraph-properties fo:margin-left="1.27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16" style:family="paragraph" style:parent-style-name="Text_20_body">
      <style:paragraph-properties fo:margin-left="1.249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fo:letter-spacing="normal"/>
    </style:style>
    <style:style style:name="P1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fo:letter-spacing="normal" officeooo:paragraph-rsid="00136313"/>
    </style:style>
    <style:style style:name="P1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T1" style:family="text">
      <style:text-properties fo:background-color="#ffff00" loext:char-shading-value="0"/>
    </style:style>
    <style:style style:name="T2" style:family="text">
      <style:text-properties fo:font-variant="normal" fo:text-transform="none" fo:color="#000000" style:font-name="Calibri" fo:font-size="11pt" fo:letter-spacing="normal" fo:font-style="normal" fo:font-weight="normal"/>
    </style:style>
    <style:style style:name="T3" style:family="text">
      <style:text-properties fo:font-variant="normal" fo:text-transform="none" fo:color="#000000" style:font-name="Calibri" fo:font-size="11pt" fo:letter-spacing="normal" fo:font-style="normal" fo:font-weight="normal" officeooo:rsid="0011cea4"/>
    </style:style>
    <style:style style:name="T4" style:family="text">
      <style:text-properties style:font-name="Calibri" fo:font-size="11pt" fo:font-style="normal" fo:font-weight="normal"/>
    </style:style>
    <style:style style:name="T5" style:family="text">
      <style:text-properties style:font-name="Calibri" fo:font-size="11pt" fo:font-style="normal" fo:font-weight="normal" officeooo:rsid="0012cab4"/>
    </style:style>
    <style:style style:name="T6" style:family="text">
      <style:text-properties fo:background-color="#ff0000" loext:char-shading-value="0"/>
    </style:style>
    <style:style style:name="T7" style:family="text">
      <style:text-properties officeooo:rsid="00136313"/>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Incidencias</text:span></text:p>
      <text:p text:style-name="P6"><text:span text:style-name="T5"/></text:p>
      <text:p text:style-name="P6"><text:span text:style-name="T4">Los campos código no deben salir con decimales (en esta pantalla y en el resto). Es más, ninguno de los campos numéricos de la aplicación tiene decimales.</text:span></text:p>
      <text:p text:style-name="P6"><text:span text:style-name="T4"/></text:p>
      <text:p text:style-name="P6"><text:span text:style-name="T4">La consulta funciona correctamente.</text:span></text:p>
      <text:p text:style-name="P6"><text:span text:style-name="T4"/></text:p>
      <text:p text:style-name="P6"><text:span text:style-name="T4">Al modificar un elemento, dice que ha realizado la operación pero no ha grabado nada. En la ventana del CMD se puede ver que ha habido un error. En concreto:</text:span></text:p>
      <text:p text:style-name="P2"/>
      <text:p text:style-name="P15">2021-08-25 13:46:42,103  DEBUG [AWT-EventQueue-0] utils.LogWrapper (LogWrapper.java:20) - Selected: Glosario(codigoGlosario=25, descripcionGlosario=CER_LD_FD039, <text:span text:style-name="T1">fechaAlta</text:span>=2016-07-28 14</text:p>
      <text:p text:style-name="P15">:21:02.0, codigoUsuario=<text:span text:style-name="T6">ABAENA1</text:span>, <text:span text:style-name="T1">fechaActualizacion</text:span>=2016-07-28 14:21:02.0)</text:p>
      <text:p text:style-name="P15">2021-08-25 13:47:13,241  ERROR [AWT-EventQueue-0] impl.GlosarioServiceImpl (GlosarioServiceImpl.java:235) - [GlosarioService.modificaGlosario] ErrorÐ ORA-06550: lÝnea 1, columna 7:</text:p>
      <text:p text:style-name="P15">PLS-00306<text:span text:style-name="T1">: n·mero o tipos de argumentos err¾neos al llamar a 'P_MODIFICA_GLOSARIO'</text:span></text:p>
      <text:p text:style-name="P15">ORA-06550: lÝnea 1, columna 7:</text:p>
      <text:p text:style-name="P15">PL/SQL: Statement ignored</text:p>
      <text:p text:style-name="P14"/>
      <text:p text:style-name="P1">Lo primero es que si hay un error, no podemos decir que la operación ha sido correcta. Para esta y para el resto de pantallas. Hay que mostrar una pantalla con el error que se ha producido. En el caso de que el error se produzca en la capa de negocio, os devolvemos un código de error y un conjunto de literales con el error, que son los que hay que mostrar en esa ventana. En este caso habría que mostrar el error que da en la parte JAVA.</text:p>
      <text:p text:style-name="P1"/>
      <text:p text:style-name="P1">Esta es la firma del procedimiento que os pasamos:</text:p>
      <text:p text:style-name="P14"> </text:p>
      <text:p text:style-name="P15">procedure p_modifica_glosario(p_cod_glosario  IN NUMBER,</text:p>
      <text:p text:style-name="P14">                                <text:span text:style-name="T4">p_des_glosario  IN VARCHAR2,</text:span></text:p>
      <text:p text:style-name="P14">                                <text:span text:style-name="T4">p_cod_usr       IN VARCHAR2,</text:span></text:p>
      <text:p text:style-name="P14">                                <text:span text:style-name="T4">p_resultado     IN OUT NOCOPY INTEGER,</text:span></text:p>
      <text:p text:style-name="P14">                                <text:span text:style-name="T4">p_lista_errores IN OUT NOCOPY t_t_error);</text:span></text:p>
      <text:p text:style-name="P14"> </text:p>
      <text:p text:style-name="P1">Como podéis ver no está recibiendo ninguna fecha. Estos campos fecha son de auditoria y los rellena automáticamente la lógica, por lo que no es necesario que los me<text:span text:style-name="T7">tái</text:span>is y mas aún si no están en la definición del  procedimiento. De hay el error que da en JAVA <text:span text:style-name="T1">: n·mero o tipos de argumentos err¾neos al llamar a 'P_MODIFICA_GLOSARIO'</text:span></text:p>
      <text:p text:style-name="P14"> </text:p>
      <text:p text:style-name="P18"><text:soft-page-break/><text:span text:style-name="T4">Por otro lado, el campo codigoUsuario debe indicar el código del usuario que está realizando la operación, es decir, el que se pide por la pantalla nada mas empezar ya que la operación se guardará con ese usuario.</text:span></text:p>
      <text:p text:style-name="P18"><text:span text:style-name="T4"/></text:p>
      <text:p text:style-name="P18"><text:span text:style-name="T4">En el alta sucede lo mismo:</text:span></text:p>
      <text:p text:style-name="P2"/>
      <text:p text:style-name="P16">2021-08-25 13:47:13,241  DEBUG [AWT-EventQueue-0] utils.LogWrapper (LogWrapper.java:28) - Registro guardado correctamente</text:p>
      <text:p text:style-name="P16">2021-08-25 13:47:48,192  ERROR [AWT-EventQueue-0] impl.GlosarioServiceImpl (GlosarioServiceImpl.java:193) - [GlosarioService.altaGlosario] Error: ORA-06550: lÝnea 1, columna 7:</text:p>
      <text:p text:style-name="P16">PLS-00306: n·mero o tipos de argumentos err¾neos al llamar a 'P_ALTA_GLOSARIO'</text:p>
      <text:p text:style-name="P16">ORA-06550: lÝnea 1, columna 7:</text:p>
      <text:p text:style-name="P16">PL/SQL: Statement ignored</text:p>
      <text:p text:style-name="P2"/>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1T14:16:47.405261996</meta:creation-date>
    <dc:date>2021-08-25T20:31:55.465996487</dc:date>
    <meta:editing-duration>PT8M4S</meta:editing-duration>
    <meta:editing-cycles>2</meta:editing-cycles>
    <meta:generator>LibreOffice/6.4.7.2$Linux_X86_64 LibreOffice_project/40$Build-2</meta:generator>
    <meta:document-statistic meta:table-count="0" meta:image-count="0" meta:object-count="0" meta:page-count="2" meta:paragraph-count="28" meta:word-count="381" meta:character-count="2747" meta:non-whitespace-character-count="2249"/>
  </office:meta>
</office:document-meta>
</file>